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6CE0000388E0000388E4C762CFD240A8E10.svg" manifest:media-type="image/svg+xml"/>
  <manifest:file-entry manifest:full-path="Pictures/10000201000002230000022390B16697BEAE0103.png" manifest:media-type="image/png"/>
  <manifest:file-entry manifest:full-path="Pictures/100004B30000388E0000388EE6F770176F5FBE6C.svg" manifest:media-type="image/svg+xml"/>
  <manifest:file-entry manifest:full-path="Pictures/10000201000002230000022329348CF44A7F2FFA.png" manifest:media-type="image/png"/>
  <manifest:file-entry manifest:full-path="Pictures/1000020100000223000002234BD18A1E5A8B2846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10B823BF3CED6E2F.png" manifest:media-type="image/png"/>
  <manifest:file-entry manifest:full-path="Pictures/1000020100000223000002239AB9EDD3410460AA.png" manifest:media-type="image/png"/>
  <manifest:file-entry manifest:full-path="Pictures/100002010000022200000222367DFC36CAA2D938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B710000388E0000388E9A9413E9987EF458.svg" manifest:media-type="image/svg+xml"/>
  <manifest:file-entry manifest:full-path="Pictures/100002010000022200000222D214BBAF932B48B0.png" manifest:media-type="image/png"/>
  <manifest:file-entry manifest:full-path="Pictures/100003F80000388E0000388E1B6DFBFCF619B55E.svg" manifest:media-type="image/svg+xml"/>
  <manifest:file-entry manifest:full-path="Pictures/10000201000002230000022320A73D16AACDF9CF.png" manifest:media-type="image/png"/>
  <manifest:file-entry manifest:full-path="Pictures/10000201000002230000022302324D9C407C12C1.png" manifest:media-type="image/png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4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7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2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159baf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16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17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18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0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23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4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25" style:family="paragraph">
      <loext:graphic-properties draw:fill="solid" draw:fill-color="#d9d9d9"/>
      <style:paragraph-properties fo:text-align="start"/>
    </style:style>
    <style:style style:name="P26" style:family="paragraph">
      <loext:graphic-properties draw:fill="solid" draw:fill-color="#a6a6a6"/>
      <style:paragraph-properties fo:text-align="start"/>
    </style:style>
    <style:style style:name="P27" style:family="paragraph">
      <loext:graphic-properties draw:fill="solid" draw:fill-color="#ffffff"/>
      <style:paragraph-properties fo:text-align="start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solid" draw:fill-color="#000099"/>
      <style:paragraph-properties fo:text-align="start"/>
    </style:style>
    <style:style style:name="P30" style:family="paragraph">
      <style:paragraph-properties fo:margin-top="0cm" fo:margin-bottom="0cm" fo:line-height="100%" fo:text-align="center"/>
    </style:style>
    <style:style style:name="P31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45c00"/>
    </style:style>
    <style:style style:name="T3" style:family="text">
      <style:text-properties officeooo:rsid="00159baf"/>
    </style:style>
    <style:style style:name="T4" style:family="text">
      <style:text-properties fo:color="#000099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53" draw:style-name="gr1" draw:text-style-name="P25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52" draw:style-name="gr2" draw:text-style-name="P26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3" draw:style-name="gr4"><draw:custom-shape draw:name="Oval 50" draw:style-name="gr5" draw:text-style-name="P27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28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29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31" svg:width="2.65cm" svg:height="1.906cm" svg:x="7.474cm" svg:y="-0.331cm"><text:p text:style-name="P30"><text:span text:style-name="T5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2" draw:name="Rectangle 51" draw:style-name="gr3" draw:text-style-name="P25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draw:custom-shape text:anchor-type="paragraph" draw:z-index="2" draw:name="Rectangle 51" draw:style-name="gr3" draw:text-style-name="P25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8">TECHNICAL PROJECT MANAGER</text:p>
      <text:p text:style-name="P19"/>
      <text:p text:style-name="P8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<text:span text:style-name="T4">PROFILE</text:span></text:p>
      <text:p text:style-name="P1"/>
      <text:p text:style-name="P1">Leader of software engineering projects that involve different business areas, with participation from operational level teams up to strategic. With abilities to:</text:p>
      <text:p text:style-name="P1"/>
      <text:p text:style-name="P1">Build high performance teams, including individuals in the accomplishment of the goals.</text:p>
      <text:p text:style-name="P1">Create applications and services for millions of consumers, and transform technological platforms that support businesses around the globe.</text:p>
      <text:p text:style-name="P1">Account for projects execution and success, emphasizing results, efficient use of resources, and creation of value.</text:p>
      <text:p text:style-name="P1"/>
      <text:p text:style-name="P10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4BD18A1E5A8B2846.png" xlink:type="simple" xlink:show="embed" xlink:actuate="onLoad"/></draw:frame>SKILLS</text:p>
      <text:p text:style-name="P3"/>
      <text:section text:style-name="Sect2" text:name="Sección1">
        <text:list xml:id="list5953192683519627804" text:style-name="L1">
          <text:list-item>
            <text:p text:style-name="P13">Leadership</text:p>
          </text:list-item>
          <text:list-item>
            <text:p text:style-name="P13">Team <text:span text:style-name="T3">building</text:span></text:p>
          </text:list-item>
          <text:list-item>
            <text:p text:style-name="P13">Team management.</text:p>
          </text:list-item>
          <text:list-item>
            <text:p text:style-name="P13">Project planning</text:p>
          </text:list-item>
          <text:list-item>
            <text:p text:style-name="P13">PMO</text:p>
          </text:list-item>
          <text:list-item>
            <text:p text:style-name="P13">Business development</text:p>
          </text:list-item>
          <text:list-item>
            <text:p text:style-name="P13">E-commerce</text:p>
          </text:list-item>
          <text:list-item>
            <text:p text:style-name="P13">Business Intelligence</text:p>
          </text:list-item>
          <text:list-item>
            <text:p text:style-name="P13">Agile <text:span text:style-name="T2">and Waterfall</text:span></text:p>
          </text:list-item>
          <text:list-item>
            <text:p text:style-name="P13">PMI</text:p>
          </text:list-item>
          <text:list-item>
            <text:p text:style-name="P13">Public speaking.</text:p>
          </text:list-item>
          <text:list-item>
            <text:p text:style-name="P13">Critical thinking.</text:p>
          </text:list-item>
          <text:list-item>
            <text:p text:style-name="P13">PHP</text:p>
          </text:list-item>
          <text:list-item>
            <text:p text:style-name="P15">Python</text:p>
          </text:list-item>
          <text:list-item>
            <text:p text:style-name="P14">JavaScript</text:p>
          </text:list-item>
          <text:list-item>
            <text:p text:style-name="P13">HTML</text:p>
          </text:list-item>
          <text:list-item>
            <text:p text:style-name="P13">MySQL</text:p>
          </text:list-item>
          <text:list-item>
            <text:p text:style-name="P13">PostgreSQL</text:p>
          </text:list-item>
          <text:list-item>
            <text:p text:style-name="P13">Redis</text:p>
          </text:list-item>
          <text:list-item>
            <text:p text:style-name="P13">Memcached</text:p>
          </text:list-item>
          <text:list-item>
            <text:p text:style-name="P13">Linux</text:p>
          </text:list-item>
          <text:list-item>
            <text:p text:style-name="P13">Git</text:p>
          </text:list-item>
          <text:list-item>
            <text:p text:style-name="P13">GitHub</text:p>
          </text:list-item>
          <text:list-item>
            <text:p text:style-name="P15">JIRA</text:p>
          </text:list-item>
          <text:list-item>
            <text:p text:style-name="P14">Splunk</text:p>
          </text:list-item>
          <text:list-item>
            <text:p text:style-name="P13">Microsoft Excel</text:p>
          </text:list-item>
        </text:list>
      </text:section>
      <text:p text:style-name="P1"/>
      <text:p text:style-name="P9"/>
      <text:p text:style-name="P9"><draw:frame draw:style-name="fr3" draw:name="Imagen7" text:anchor-type="paragraph" svg:width="0.7cm" svg:height="0.7cm" draw:z-index="16"><draw:image xlink:href="Pictures/100006440000388E0000388E90979D33B9E4FC40.svg" xlink:type="simple" xlink:show="embed" xlink:actuate="onLoad"/><draw:image xlink:href="Pictures/10000201000002230000022329348CF44A7F2FFA.png" xlink:type="simple" xlink:show="embed" xlink:actuate="onLoad"/></draw:frame>PROFESSIONAL EXPERIENCE</text:p>
      <text:p text:style-name="P2"/>
      <text:p text:style-name="P4">Technical Project Manager | Groupon</text:p>
      <text:p text:style-name="P6">Santiago, Chile | September 2013 – <text:span text:style-name="T1">February 2017</text:span></text:p>
      <text:p text:style-name="P2"/>
      <text:p text:style-name="P2">Lead software engineering projects through the coordination of multidisciplinary and globally distributed teams to serve users in more than 35 countries. </text:p>
      <text:p text:style-name="P2"/>
      <text:p text:style-name="P2">Main achievements:</text:p>
      <text:p text:style-name="P2"/>
      <text:p text:style-name="P2">Transformation of LATAM’s sales platform (2014):</text:p>
      <text:list xml:id="list7251632610359699139" text:style-name="L2">
        <text:list-item>
          <text:p text:style-name="P16">Increment of sales in range of hundreds of thousands of dollars. </text:p>
        </text:list-item>
        <text:list-item>
          <text:p text:style-name="P16">Simplification of operational processes providing more consistent results.</text:p>
        </text:list-item>
        <text:list-item>
          <text:p text:style-name="P16">Increment of technical platform stability.</text:p>
        </text:list-item>
        <text:list-item>
          <text:p text:style-name="P16">Improvement of consumer-facing applications usability.</text:p>
        </text:list-item>
      </text:list>
      <text:p text:style-name="P2"/>
      <text:p text:style-name="P2">Migration of EMEA’s technical platform:</text:p>
      <text:list xml:id="list4411737406053888405" text:style-name="L3">
        <text:list-item>
          <text:p text:style-name="P17">Drop of operating costs in range of millions of dollars.</text:p>
        </text:list-item>
        <text:list-item>
          <text:p text:style-name="P17">Increment of speed and reliability of front-end applications.</text:p>
        </text:list-item>
      </text:list>
      <text:p text:style-name="P2"/>
      <text:p text:style-name="P2">Build out of US’s geo-redundancy platform:</text:p>
      <text:list xml:id="list1054117308349877269" text:style-name="L4">
        <text:list-item>
          <text:p text:style-name="P18"><text:soft-page-break/>Increment of systems reliability and recovery capacity.</text:p>
        </text:list-item>
        <text:list-item>
          <text:p text:style-name="P18">Guarantee of systems operations continuity.</text:p>
        </text:list-item>
      </text:list>
      <text:p text:style-name="P2"/>
      <text:p text:style-name="P5">Software Development Engineer | Groupon</text:p>
      <text:p text:style-name="P7">Santiago, Chile | December 2012 – September 2013</text:p>
      <text:p text:style-name="P3"/>
      <text:p text:style-name="P3">Develop, as part of a team, the new technological platform, and build tools to support different business areas in 7 countries. </text:p>
      <text:p text:style-name="P3">Main achievements:</text:p>
      <text:p text:style-name="P3">Transformation of LATAM’s sales platform (2013):</text:p>
      <text:p text:style-name="P3">Increment of user satisfaction.</text:p>
      <text:p text:style-name="P3">Increment of consumer-facing application speed and reliability.</text:p>
      <text:p text:style-name="P3"/>
      <text:p text:style-name="P3"><draw:custom-shape text:anchor-type="paragraph" draw:z-index="13" draw:name="Rectangle 51" draw:style-name="gr3" draw:text-style-name="P25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p text:style-name="P3">Simplification of operational processes in marketing and sales. </text:p>
      <text:p text:style-name="P3">Increment of offer through the addition of new features. </text:p>
      <text:p text:style-name="P3"/>
      <text:p text:style-name="P5">Software Developer | Rialfi Consulting</text:p>
      <text:p text:style-name="P7">Caracas, Venezuela | June 2011 – December 2012</text:p>
      <text:p text:style-name="P3"/>
      <text:p text:style-name="P3">Build, as part of a team, a fast development tool, and a National scope system for government information, control and auditing. </text:p>
      <text:p text:style-name="P3">Main achievements:</text:p>
      <text:p text:style-name="P3">Assembly a development team using Scrum and XP.</text:p>
      <text:p text:style-name="P3">Build a fast development tool based on ExtJS (JavaScript), CodeIgniter (PHP), and PostgreSQL.</text:p>
      <text:p text:style-name="P3">Develop a management and information system that allowed more transparency of all the Venezuelan police forces. </text:p>
      <text:p text:style-name="P3"/>
      <text:p text:style-name="P5">Software Developer | Game Control Systems</text:p>
      <text:p text:style-name="P7">Caracas, Venezuela | March 2008 - June 2010</text:p>
      <text:p text:style-name="P3"/>
      <text:p text:style-name="P3">Research new software development technologies, creation of a knowledge base, and development of an ERP.</text:p>
      <text:p text:style-name="P3"/>
      <text:p text:style-name="P10"/>
      <text:p text:style-name="P10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90B16697BEAE0103.png" xlink:type="simple" xlink:show="embed" xlink:actuate="onLoad"/></draw:frame>EDUCATION</text:p>
      <text:p text:style-name="P3"/>
      <text:p text:style-name="P5">Computer Engineering | Universidad Católica Andrés Bello</text:p>
      <text:p text:style-name="P7">Caracas, Venezuela | 2006</text:p>
      <text:p text:style-name="P3"/>
      <text:p text:style-name="P3">Completed 70% towards a Computer Engineering degree.</text:p>
      <text:p text:style-name="P3"/>
      <text:p text:style-name="P10"/>
      <text:p text:style-name="P10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02324D9C407C12C1.png" xlink:type="simple" xlink:show="embed" xlink:actuate="onLoad"/></draw:frame>REFERENCES</text:p>
      <text:p text:style-name="P3"/>
      <text:section text:style-name="Sect3" text:name="Sección2">
        <text:p text:style-name="P3">Juan García</text:p>
        <text:p text:style-name="P3">juangarcia@groupon.com</text:p>
        <text:p text:style-name="P3"/>
        <text:p text:style-name="P3">Thiago Costa</text:p>
        <text:p text:style-name="P3">thiago@arroadie.com</text:p>
        <text:p text:style-name="P3"/>
        <text:p text:style-name="P3">Wil Álvarez</text:p>
        <text:p text:style-name="P3">wil.alvarez@groupon.com</text:p>
        <text:p text:style-name="P3"/>
        <text:p text:style-name="P3">Richie Vos</text:p>
        <text:p text:style-name="P3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59cm" svg:y="-0.335cm" svg:width="0.7cm" svg:height="0.7cm" draw:z-index="5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58cm" svg:y="-0.335cm" svg:width="0.7cm" svg:height="0.7cm" draw:z-index="7"><draw:image xlink:href="Pictures/10000B710000388E0000388E9A9413E9987EF458.svg" xlink:type="simple" xlink:show="embed" xlink:actuate="onLoad"/><draw:image xlink:href="Pictures/10000201000002230000022310B823BF3CED6E2F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55cm" svg:y="-0.335cm" svg:width="0.7cm" svg:height="0.7cm" draw:z-index="9"><draw:image xlink:href="Pictures/1000057A000038720000387227BFB2261994A122.svg" xlink:type="simple" xlink:show="embed" xlink:actuate="onLoad"/><draw:image xlink:href="Pictures/100002010000022200000222D214BBAF932B48B0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78cm" svg:y="-0.335cm" svg:width="0.7cm" svg:height="0.7cm" draw:z-index="11"><draw:image xlink:href="Pictures/100003F80000388E0000388E1B6DFBFCF619B55E.svg" xlink:type="simple" xlink:show="embed" xlink:actuate="onLoad"/><draw:image xlink:href="Pictures/10000201000002230000022320A73D16AACDF9CF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61</meta:editing-cycles>
    <meta:print-date>2016-12-04T17:00:00</meta:print-date>
    <meta:creation-date>2016-12-04T17:00:00</meta:creation-date>
    <dc:date>2017-03-20T04:43:42.149463091</dc:date>
    <meta:editing-duration>PT1H52M47S</meta:editing-duration>
    <meta:generator>LibreOffice/5.1.6.2$Linux_X86_64 LibreOffice_project/10m0$Build-2</meta:generator>
    <meta:document-statistic meta:table-count="0" meta:image-count="9" meta:object-count="0" meta:page-count="2" meta:paragraph-count="87" meta:word-count="474" meta:character-count="3265" meta:non-whitespace-character-count="290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